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e44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Link para o vídeo</text:span><text:line-break/><text:line-break/>https://youtu.be/9BhrIyETdOQ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16T17:06:20.412842351</meta:creation-date>
    <dc:date>2025-09-16T17:07:11.271559004</dc:date>
    <meta:editing-duration>PT51S</meta:editing-duration>
    <meta:editing-cycles>1</meta:editing-cycles>
    <meta:document-statistic meta:table-count="0" meta:image-count="0" meta:object-count="0" meta:page-count="1" meta:paragraph-count="1" meta:word-count="5" meta:character-count="47" meta:non-whitespace-character-count="42"/>
    <meta:generator>LibreOffice/6.4.7.2$Linux_X86_64 LibreOffice_project/40$Build-2</meta:generator>
  </office:meta>
</office:document-meta>
</file>